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Text_20_body" style:list-style-name="L17"/>
    <style:style style:name="P38" style:family="paragraph" style:parent-style-name="Text_20_body" style:list-style-name="L18"/>
    <style:style style:name="P39" style:family="paragraph" style:parent-style-name="Text_20_body" style:list-style-name="L19"/>
    <style:style style:name="P40" style:family="paragraph" style:parent-style-name="Text_20_body" style:list-style-name="L20"/>
    <style:style style:name="P41" style:family="paragraph" style:parent-style-name="Text_20_body" style:list-style-name="L21"/>
    <style:style style:name="P42" style:family="paragraph" style:parent-style-name="Código">
      <style:text-properties style:font-name="Monospace1" fo:font-size="10pt" style:font-name-asian="Monospace1" style:font-size-asian="10pt" style:font-name-complex="Monospace1" style:font-size-complex="10pt"/>
    </style:style>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Text_20_body" style:list-style-name="L27"/>
    <style:style style:name="P50" style:family="paragraph" style:parent-style-name="Text_20_body" style:list-style-name="L28"/>
    <style:style style:name="P51" style:family="paragraph" style:parent-style-name="Text_20_body" style:list-style-name="L29"/>
    <style:style style:name="P52" style:family="paragraph" style:parent-style-name="Text_20_body">
      <style:text-properties fo:font-style="italic" style:font-style-asian="italic" style:font-style-complex="italic"/>
    </style:style>
    <style:style style:name="P53" style:family="paragraph" style:parent-style-name="Text_20_body" style:list-style-name="L30"/>
    <style:style style:name="P54" style:family="paragraph" style:parent-style-name="Text_20_body" style:list-style-name="L31"/>
    <style:style style:name="P55"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6" style:family="paragraph" style:parent-style-name="Código">
      <style:text-properties fo:color="#3f5fbf"/>
    </style:style>
    <style:style style:name="P57" style:family="paragraph" style:parent-style-name="Código">
      <style:text-properties fo:color="#008080" style:font-name="Monospace1" fo:font-size="10pt" style:font-name-asian="Monospace1" style:font-size-asian="10pt" style:font-name-complex="Monospace1" style:font-size-complex="10pt"/>
    </style:style>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7"/>
    <style:style style:name="P64" style:family="paragraph" style:parent-style-name="Text_20_body" style:list-style-name="L38"/>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Código">
      <style:text-properties fo:color="#2a00ff"/>
    </style:style>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78" style:family="paragraph" style:parent-style-name="Código">
      <style:text-properties style:text-underline-style="solid" style:text-underline-width="auto" style:text-underline-color="font-color"/>
    </style:style>
    <style:style style:name="P79" style:family="paragraph" style:parent-style-name="Text_20_body" style:list-style-name="L50"/>
    <style:style style:name="P80" style:family="paragraph" style:parent-style-name="Text_20_body" style:list-style-name="L51"/>
    <style:style style:name="P81" style:family="paragraph" style:parent-style-name="Text_20_body" style:list-style-name="L52"/>
    <style:style style:name="P82" style:family="paragraph" style:parent-style-name="Text_20_body" style:list-style-name="L53"/>
    <style:style style:name="P83" style:family="paragraph" style:parent-style-name="Text_20_body" style:list-style-name="L54"/>
    <style:style style:name="P84" style:family="paragraph" style:parent-style-name="Text_20_body" style:list-style-name="L55"/>
    <style:style style:name="P85" style:family="paragraph" style:parent-style-name="Text_20_body" style:list-style-name="L56"/>
    <style:style style:name="P86" style:family="paragraph" style:parent-style-name="Text_20_body" style:list-style-name="L57"/>
    <style:style style:name="P87" style:family="paragraph" style:parent-style-name="Text_20_body" style:list-style-name="L58"/>
    <style:style style:name="P88" style:family="paragraph" style:parent-style-name="Código">
      <style:paragraph-properties fo:text-align="start" style:justify-single-word="false"/>
    </style:style>
    <style:style style:name="P89" style:family="paragraph" style:parent-style-name="Text_20_body" style:list-style-name="L59"/>
    <style:style style:name="P90" style:family="paragraph" style:parent-style-name="Text_20_body" style:list-style-name="L59">
      <style:paragraph-properties fo:text-align="start" style:justify-single-word="false"/>
    </style:style>
    <style:style style:name="P91" style:family="paragraph" style:parent-style-name="Heading_20_3" style:list-style-name="L60">
      <style:paragraph-properties fo:margin-left="0cm" fo:margin-right="0cm" fo:text-indent="0cm" style:auto-text-indent="false"/>
    </style:style>
    <style:style style:name="P92" style:family="paragraph" style:parent-style-name="Text_20_body">
      <style:paragraph-properties fo:margin-left="0cm" fo:margin-right="0cm" fo:text-indent="0cm" style:auto-text-indent="false"/>
    </style:style>
    <style:style style:name="P93" style:family="paragraph" style:parent-style-name="Text_20_body" style:list-style-name="L61"/>
    <style:style style:name="P94" style:family="paragraph" style:parent-style-name="Text_20_body" style:list-style-name="L62"/>
    <style:style style:name="P95" style:family="paragraph" style:parent-style-name="Heading_20_1" style:list-style-name="L63">
      <style:paragraph-properties fo:break-before="page"/>
    </style:style>
    <style:style style:name="P96" style:family="paragraph" style:parent-style-name="Heading_20_2" style:list-style-name="L63"/>
    <style:style style:name="P97" style:family="paragraph" style:parent-style-name="Text_20_body" style:list-style-name="L64"/>
    <style:style style:name="P98" style:family="paragraph" style:parent-style-name="Text_20_body" style:list-style-name="L65"/>
    <style:style style:name="P99" style:family="paragraph" style:parent-style-name="Text_20_body" style:list-style-name="L66"/>
    <style:style style:name="P100" style:family="paragraph" style:parent-style-name="Text_20_body" style:list-style-name="L67"/>
    <style:style style:name="P101" style:family="paragraph" style:parent-style-name="Text_20_body" style:list-style-name="L68"/>
    <style:style style:name="P102" style:family="paragraph" style:parent-style-name="Text_20_body" style:list-style-name="L69"/>
    <style:style style:name="P103" style:family="paragraph" style:parent-style-name="Text_20_body" style:list-style-name="L70"/>
    <style:style style:name="P104" style:family="paragraph" style:parent-style-name="Text_20_body" style:list-style-name="L71"/>
    <style:style style:name="P105" style:family="paragraph" style:parent-style-name="Text_20_body" style:list-style-name="L72"/>
    <style:style style:name="P106" style:family="paragraph" style:parent-style-name="Text_20_body" style:list-style-name="L73"/>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style:text-underline-style="none"/>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1">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2">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3">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1</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1?<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29</text:p>
          <text:p text:style-name="P7">3.8.3 Valid values<text:tab/>30</text:p>
          <text:p text:style-name="P7">3.8.4 Calculator<text:tab/>31</text:p>
          <text:p text:style-name="P7">3.8.5 Default value calculator<text:tab/>36</text:p>
          <text:p text:style-name="P7">3.8.6 Validator<text:tab/>37</text:p>
          <text:p text:style-name="P7">3.8.7 Default validator (new in v2.0.3)<text:tab/>39</text:p>
          <text:p text:style-name="P6">3.9 Reference (5)<text:tab/>40</text:p>
          <text:p text:style-name="P7">3.9.1 Default value calculator in references<text:tab/>41</text:p>
          <text:p text:style-name="P6">3.10 Collection (6)<text:tab/>42</text:p>
          <text:p text:style-name="P6">3.11 Method (7)<text:tab/>47</text:p>
          <text:p text:style-name="P6">3.12 Finder (8)<text:tab/>50</text:p>
          <text:p text:style-name="P6">3.13 Postcreate calculator <text:s/>(9)<text:tab/>52</text:p>
          <text:p text:style-name="P6">3.14 Postmodify calculator (11)<text:tab/>53</text:p>
          <text:p text:style-name="P6">3.15 Postload and preremove calculator (10, 12)<text:tab/>54</text:p>
          <text:p text:style-name="P6">3.16 Validator (13)<text:tab/>54</text:p>
          <text:p text:style-name="P6">3.17 Remove validator (14)<text:tab/>57</text:p>
          <text:p text:style-name="P6">3.18 Aggregate<text:tab/>58</text:p>
          <text:p text:style-name="P7">3.18.1 Reference to aggregate<text:tab/>59</text:p>
          <text:p text:style-name="P7">3.18.2 Collection of aggregates<text:tab/>59</text:p>
          <text:p text:style-name="P5">4 View<text:tab/>62</text:p>
          <text:p text:style-name="P6">4.1 Layout<text:tab/>63</text:p>
          <text:p text:style-name="P7">4.1.1 Groups<text:tab/>64</text:p>
          <text:p text:style-name="P7">4.1.2 Sections<text:tab/>67</text:p>
          <text:p text:style-name="P7">4.1.3 Layout philosophy<text:tab/>69</text:p>
          <text:p text:style-name="P6">4.2 Property view<text:tab/>69</text:p>
          <text:p text:style-name="P7">4.2.1 Label format<text:tab/>70</text:p>
          <text:p text:style-name="P7">4.2.2 Value change event<text:tab/>70</text:p>
          <text:p text:style-name="P7">4.2.3 Actions of property<text:tab/>71</text:p>
          <text:p text:style-name="P7">4.2.4 Choosing an editor (new in v2.1.3)<text:tab/>73</text:p>
          <text:p text:style-name="P6">4.3 Reference view<text:tab/>73</text:p>
          <text:p text:style-name="P7">4.3.1 Choose view<text:tab/>75</text:p>
          <text:p text:style-name="P7">4.3.2 Customizing frame<text:tab/>75</text:p>
          <text:p text:style-name="P7">4.3.3 Custom search action<text:tab/>76</text:p>
          <text:p text:style-name="P7">4.3.4 Custom creation action<text:tab/>77</text:p>
          <text:p text:style-name="P7">4.3.5 Custom modification action (new in v2.0.4)<text:tab/>77</text:p>
          <text:p text:style-name="P7">4.3.6 Descriptions list (combos)<text:tab/>78</text:p>
          <text:p text:style-name="P6">4.4 Collection view<text:tab/>80</text:p>
          <text:p text:style-name="P7">4.4.1 Custom edit/view action<text:tab/>83</text:p>
          <text:p text:style-name="P7">4.4.2 Custom list actions<text:tab/>84</text:p>
          <text:p text:style-name="P7">4.4.3 Default list actions (new in v2.1.4)<text:tab/>86</text:p>
          <text:p text:style-name="P7">4.4.4 Custom detail actions<text:tab/>86</text:p>
          <text:p text:style-name="P7">4.4.5 Refining collection view default behavior (new in v2.0.2)<text:tab/>88</text:p>
          <text:p text:style-name="P6">4.5 View property<text:tab/>89</text:p>
          <text:p text:style-name="P6">4.6 View actions (new in v2.0.3)<text:tab/>90</text:p>
          <text:p text:style-name="P6">4.7 Editors configuration<text:tab/>91</text:p>
          <text:p text:style-name="P6">4.8 Multiple values editors <text:tab/>94</text:p>
          <text:p text:style-name="P6">4.9 Custom editors and stereotypes for displaying combos<text:tab/>96</text:p>
          <text:p text:style-name="P6">4.10 Transient component: Only for creating views (new in v2.1.3)<text:tab/>98</text:p>
          <text:p text:style-name="P5">5 Tabular data<text:tab/>100</text:p>
          <text:p text:style-name="P6">5.1 Initial properties and emphasize rows<text:tab/>101</text:p>
          <text:p text:style-name="P6">5.2 Filters and base condition<text:tab/>102</text:p>
          <text:p text:style-name="P6">5.3 Pure SQL select<text:tab/>105</text:p>
          <text:p text:style-name="P6">5.4 Default order<text:tab/>105</text:p>
          <text:p text:style-name="P5">6 Object/relational mapping<text:tab/>106</text:p>
          <text:p text:style-name="P6">6.1 Entity mapping<text:tab/>106</text:p>
          <text:p text:style-name="P6">6.2 Property mapping<text:tab/>107</text:p>
          <text:p text:style-name="P6">6.3 Reference mapping<text:tab/>109</text:p>
          <text:p text:style-name="P6">6.4 Multiple property mapping<text:tab/>111</text:p>
          <text:p text:style-name="P6">6.5 Reference to aggregate mapping<text:tab/>113</text:p>
          <text:p text:style-name="P6">6.6 Aggregate used in collection mapping<text:tab/>114</text:p>
          <text:p text:style-name="P6">6.7 Converters by default<text:tab/>116</text:p>
          <text:p text:style-name="P6">6.8 Default mapping (new in v2.1.3)<text:tab/>118</text:p>
          <text:p text:style-name="P6">6.9 Object/relational philosophy<text:tab/>118</text:p>
          <text:p text:style-name="P5">7 Controllers<text:tab/>120</text:p>
          <text:p text:style-name="P6">7.1 Environment variables <text:tab/>120</text:p>
          <text:p text:style-name="P6">7.2 Session objects<text:tab/>121</text:p>
          <text:p text:style-name="P6">7.3 The controller and its actions<text:tab/>121</text:p>
          <text:p text:style-name="P6">7.4 Controllers inheritance<text:tab/>125</text:p>
          <text:p text:style-name="P6">7.5 List mode actions<text:tab/>126</text:p>
          <text:p text:style-name="P6">7.6 Overwriting default search<text:tab/>128</text:p>
          <text:p text:style-name="P6">7.7 Initialize a module with an action<text:tab/>130</text:p>
          <text:p text:style-name="P6">7.8 Calling another module<text:tab/>132</text:p>
          <text:p text:style-name="P6">7.9 Changing the module of current view<text:tab/>134</text:p>
          <text:p text:style-name="P6">7.10 Go to a JSP page<text:tab/>135</text:p>
          <text:p text:style-name="P6">7.11 Generating a custom report with JasperReports<text:tab/>136</text:p>
          <text:p text:style-name="P6">7.12 Uploading and processing a file from client (multipart form)<text:tab/>138</text:p>
          <text:p text:style-name="P6">7.13 Override the default controllers (new in v2.0.3)<text:tab/>140</text:p>
          <text:p text:style-name="P6">7.14 All action types<text:tab/>141</text:p>
          <text:p text:style-name="P5">8 Application<text:tab/>143</text:p>
          <text:p text:style-name="P6">8.1 Typical module example<text:tab/>144</text:p>
          <text:p text:style-name="P6">8.2 Only detail module<text:tab/>145</text:p>
          <text:p text:style-name="P6">8.3 Only list module<text:tab/>145</text:p>
          <text:p text:style-name="P6">8.4 Documentation module<text:tab/>145</text:p>
          <text:p text:style-name="P6">8.5 Read only module<text:tab/>146</text:p>
          <text:p text:style-name="P5">9 Aspects<text:tab/>147</text:p>
          <text:p text:style-name="P6">9.1 Introduction to AOP<text:tab/>147</text:p>
          <text:p text:style-name="P6">9.2 Aspects definition<text:tab/>147</text:p>
          <text:p text:style-name="P6">9.3 AccessTracking: A practical application of aspects<text:tab/>149</text:p>
          <text:p text:style-name="P7">9.3.1 The aspect definition<text:tab/>149</text:p>
          <text:p text:style-name="P7">9.3.2 Setup AccessTracking<text:tab/>150</text:p>
          <text:p text:style-name="P5">10 Miscellaneous<text:tab/>152</text:p>
          <text:p text:style-name="P6">10.1 Many-to-many relationships<text:tab/>152</text:p>
          <text:p text:style-name="P6">10.2 Programming with Hibernate<text:tab/>154</text:p>
          <text:p text:style-name="P6">10.3 Programming with EJB3 JPA<text:tab/>154</text:p>
          <text:p text:style-name="P7">10.3.1 Changing the default schema in runtime (new in v2.1.2)<text:tab/>155</text:p>
          <text:p text:style-name="P6">10.4 Custom JSP view and OpenXava taglibs<text:tab/>156</text:p>
          <text:p text:style-name="P7">10.4.1 Example<text:tab/>156</text:p>
          <text:p text:style-name="P7">10.4.2 xava:editor<text:tab/>157</text:p>
          <text:p text:style-name="P7">10.4.3 xava:action, xava:link, xava:image, xava:button<text:tab/>157</text:p>
          <text:p text:style-name="P7">10.4.4 xava:message (new in v2.0.3)<text:tab/>158</text:p>
          <text:p text:style-name="P7">10.4.5 xava:descriptionsList (new in v2.0.3)<text:tab/>158</text:p>
          <text:p text:style-name="P5">A . Change history<text:tab/>160</text:p>
          <text:p text:style-name="P6">A.1 New in 2.2<text:tab/>160</text:p>
          <text:p text:style-name="P6">A.2 New in 2.1.5<text:tab/>160</text:p>
          <text:p text:style-name="P6">A.3 New in 2.1.4<text:tab/>160</text:p>
          <text:p text:style-name="P6">A.4 New in 2.1.3<text:tab/>160</text:p>
          <text:p text:style-name="P6">A.5 New in 2.1.2<text:tab/>160</text:p>
          <text:p text:style-name="P6">A.6 New in 2.1.1<text:tab/>160</text:p>
          <text:p text:style-name="P6">A.7 New in 2.1<text:tab/>160</text:p>
          <text:p text:style-name="P6">A.8 New in 2.0.4<text:tab/>161</text:p>
          <text:p text:style-name="P6">A.9 New in 2.0.3<text:tab/>161</text:p>
          <text:p text:style-name="P6">A.10 New in 2.0.2<text:tab/>161</text:p>
          <text:p text:style-name="P6">A.11 New in 2.0.1<text:tab/>162</text:p>
          <text:p text:style-name="P6">A.12 New in 2.0<text:tab/>162</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1?</text:h>
      <text:list text:style-name="L2">
        <text:list-item>
          <text:p text:style-name="P11">New <text:span text:style-name="Código">display-size</text:span> attribute in <text:span text:style-name="Código">&lt;property-view/&gt;</text:span>: <text:s/>Section 4.2</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8">&gt;</text:p>
      <text:p text:style-name="Código"><text:span text:style-name="T8"><text:tab/>&lt;</text:span><text:span text:style-name="T9">valid-values </text:span><text:span text:style-name="T11">...</text:span><text:span text:style-name="T8">/&gt;</text:span><text:span text:style-name="T11"><text:tab/><text:tab/><text:tab/> <text:tab/>(10)</text:span></text:p>
      <text:p text:style-name="Código"><text:span text:style-name="T11"><text:tab/></text:span><text:span text:style-name="T8">&lt;</text:span><text:span text:style-name="T9">calculator </text:span><text:span text:style-name="T11">...</text:span><text:span text:style-name="T8">/&gt;</text:span><text:span text:style-name="T11"><text:tab/><text:tab/><text:tab/><text:tab/>(11)</text:span></text:p>
      <text:p text:style-name="Código"><text:span text:style-name="T11"><text:tab/></text:span><text:span text:style-name="T8">&lt;</text:span><text:span text:style-name="T9">default-value-calculator </text:span><text:span text:style-name="T11">...</text:span><text:span text:style-name="T8">/&gt;</text:span><text:span text:style-name="T11"><text:tab/><text:tab/>(12)</text:span></text:p>
      <text:p text:style-name="Código"><text:span text:style-name="T11"><text:tab/></text:span><text:span text:style-name="T8">&lt;</text:span><text:span text:style-name="T9">validator </text:span><text:span text:style-name="T11">...</text:span><text:span text:style-name="T8">/&gt;</text:span><text:span text:style-name="T11"> ....<text:tab/><text:tab/><text:tab/>(12)</text:span></text:p>
      <text:p text:style-name="Código"><text:span text:style-name="T18">&lt;/</text:span><text:span text:style-name="T19">property</text:span><text:span text:style-name="T18">&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8">&lt;/</text:span><text:span text:style-name="T19">editor</text:span><text:span text:style-name="T18">&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18">&lt;/</text:span><text:span text:style-name="T19">required-validator</text:span><text:span text:style-name="T18">&gt;</text:span><text:span text:style-name="T22"> </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in your configuration file (a <text:span text:style-name="Archivo_2f_Directorio">.properties</text:span> file in the root of your OpenXava project). In this way:</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18">&lt;/</text:span><text:span text:style-name="T19">hibernate-configuration</text:span><text:span text:style-name="T1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7"><text:span text:style-name="Código">Messages errors</text:span>: A object of type Messages that represents a set of messages (like a smart collection) and where you can add the validation errors that you find.</text:p>
        </text:list-item>
        <text:list-item>
          <text:p text:style-name="P37"><text:span text:style-name="Código">Object value</text:span>: The value to validate.</text:p>
        </text:list-item>
        <text:list-item>
          <text:p text:style-name="P37"><text:span text:style-name="Código">String objectName</text:span>: Object name of the container of the property to validate. Useful to use in error messages.</text:p>
        </text:list-item>
        <text:list-item>
          <text:p text:style-name="P37"><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18">&lt;/</text:span><text:span text:style-name="T19">reference</text:span><text:span text:style-name="T18">&gt;</text:span></text:p>
      <text:list text:style-name="L18">
        <text:list-item>
          <text:p text:style-name="P38"><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8"><text:span text:style-name="Código">label</text:span> (optional): Label shown to the final user. It's <text:span text:style-name="T2">much better</text:span> use <text:span text:style-name="Archivo_2f_Directorio">i18n</text:span>.</text:p>
        </text:list-item>
        <text:list-item>
          <text:p text:style-name="P38"><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8"><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8"><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8"><text:span text:style-name="Código">role</text:span> (optional): Used only in references within collections. See below.</text:p>
        </text:list-item>
        <text:list-item>
          <text:p text:style-name="P38"><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39">A reference to an aggregate called <text:span text:style-name="Código">Address</text:span>, the reference name will be <text:span text:style-name="Código">address</text:span>.</text:p>
        </text:list-item>
        <text:list-item>
          <text:p text:style-name="P39">A reference to the entity of <text:span text:style-name="Código">Seller</text:span> component. The model is deduced from name.</text:p>
        </text:list-item>
        <text:list-item>
          <text:p text:style-name="P39">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18">&lt;/</text:span><text:span text:style-name="T19">reference</text:span><text:span text:style-name="T18">&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18">&lt;/</text:span><text:span text:style-name="T19">collection</text:span><text:span text:style-name="T18">&gt;</text:span></text:p>
      <text:list text:style-name="L20">
        <text:list-item>
          <text:p text:style-name="P40"><text:span text:style-name="Código">name</text:span> (required): The collection name in Java, therefore it must follow the rules for name members in Java, including starting with lower-case. Using underline (_) is not advisable.</text:p>
        </text:list-item>
        <text:list-item>
          <text:p text:style-name="P40"><text:span text:style-name="Código">label</text:span> (optional): Label shown to final user. Is <text:span text:style-name="T2">much better</text:span> to use <text:span text:style-name="Archivo_2f_Directorio">i18n</text:span> files.</text:p>
        </text:list-item>
        <text:list-item>
          <text:p text:style-name="P40"><text:span text:style-name="Código">minimum</text:span> (optional): Minimum number of expected elements. This is validated just before saving.</text:p>
        </text:list-item>
        <text:list-item>
          <text:p text:style-name="P40"><text:span text:style-name="Código">maximum</text:span> (optional): <text:span text:style-name="T1">(new v2.0.3)</text:span> Maximum number of expected elements.</text:p>
        </text:list-item>
        <text:list-item>
          <text:p text:style-name="P40"><text:span text:style-name="Código">reference </text:span>(required): With the syntax you can see in the previous point.</text:p>
        </text:list-item>
        <text:list-item>
          <text:p text:style-name="P40"><text:span text:style-name="Código">condition</text:span> (optional): Restricts the elements that appear in the collection.</text:p>
        </text:list-item>
        <text:list-item>
          <text:p text:style-name="P40"><text:span text:style-name="Código">order</text:span> (optional): The elements in collections will be in the indicated order.</text:p>
        </text:list-item>
        <text:list-item>
          <text:p text:style-name="P40"><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0"><text:span text:style-name="Código">postremove-calculator</text:span> (optional): Execute your custom logic just after an element is removed from collection.</text:p>
        </text:list-item>
      </text:list>
      <text:p text:style-name="Text_20_body">Let's have a look at some example.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18">&lt;/</text:span><text:span text:style-name="T19">collection</text:span><text:span text:style-name="T18">&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18">&lt;/</text:span><text:span text:style-name="T19">collection</text:span><text:span text:style-name="T18">&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1">The restriction <text:span text:style-name="Código">minimum=”1”</text:span> <text:s/>requires at least one detail for the invoice to be valid.</text:p>
        </text:list-item>
        <text:list-item>
          <text:p text:style-name="P41">With <text:span text:style-name="Código">order</text:span> you force that the <text:span text:style-name="Código">details</text:span> will be returned ordered by <text:span text:style-name="Código">serviceType</text:span>.</text:p>
        </text:list-item>
        <text:list-item>
          <text:p text:style-name="P41">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18">&lt;/</text:span><text:span text:style-name="T19">collection</text:span><text:span text:style-name="T18">&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P42"><text:span text:style-name="T8">&lt;/</text:span><text:span text:style-name="T9">collection</text:span><text:span text:style-name="T8">&gt;</text:span><text:span text:style-name="T11"><text:tab/><text:tab/></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span text:style-name="T11"><text:tab/><text:tab/><text:tab/></text:span></text:p>
      <text:p text:style-name="Código"><text:span text:style-name="T18">&lt;/</text:span><text:span text:style-name="T19">collection</text:span><text:span text:style-name="T18">&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18">&lt;/</text:span><text:span text:style-name="T19">method</text:span><text:span text:style-name="T18">&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18">&lt;/</text:span><text:span text:style-name="T19">method</text:span><text:span text:style-name="T18">&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18">&lt;/</text:span><text:span text:style-name="T19">finder</text:span><text:span text:style-name="T18">&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create-calculator</text:span><text:span text:style-name="T18">&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s calculator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18">&lt;/</text:span><text:span text:style-name="T19">postmodify-calculator</text:span><text:span text:style-name="T18">&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18">&lt;/</text:span><text:span text:style-name="T19">validator</text:span><text:span text:style-name="T18">&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8">&lt;/</text:span><text:span text:style-name="T19">validator</text:span><text:span text:style-name="T18">&gt;</text:span><text:span text:style-name="T22"><text:tab/><text:tab/><text:tab/><text:tab/><text:tab/><text:tab/></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getDescription().indexOf("BARATO") &gt;= 0 <text:s/></text:p>
      <text:p text:style-name="Código"><text:tab/><text:tab/><text:tab/>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Código">&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18">&lt;/</text:span><text:span text:style-name="T19">remove-validator</text:span><text:span text:style-name="T18">&gt;</text:span></text:p>
      <text:list text:style-name="L27">
        <text:list-item>
          <text:p text:style-name="P49"><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49"><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49"><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18">&lt;/</text:span><text:span text:style-name="T19">aggregate</text:span><text:span text:style-name="T18">&gt;</text:span><text:span text:style-name="T22"><text:tab/><text:tab/></text:span></text:p>
      <text:list text:style-name="L28">
        <text:list-item>
          <text:p text:style-name="P50"><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0"><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0"><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18">&lt;/</text:span><text:span text:style-name="T19">aggregate</text:span><text:span text:style-name="T18">&gt;</text:span><text:span text:style-name="T22"><text:tab/></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8">&lt;/</text:span><text:span text:style-name="T19">collection</text:span><text:span text:style-name="T18">&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text:tab/><text:tab/></text:p>
      <text:p text:style-name="Código"><text:span text:style-name="T18">&lt;/</text:span><text:span text:style-name="T19">aggregate</text:span><text:span text:style-name="T18">&gt;</text:span></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1"><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1"><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1"><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1"><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1"><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1"><text:span text:style-name="Código">property-view</text:span> (several, optional): Defines the format to display a property.</text:p>
        </text:list-item>
        <text:list-item>
          <text:p text:style-name="P51"><text:span text:style-name="Código">reference-view</text:span> (several, optional): Defines the format to display a reference.</text:p>
        </text:list-item>
        <text:list-item>
          <text:p text:style-name="P51"><text:span text:style-name="Código">collection-view</text:span> (several, optional): Defines the format to display a collection.</text:p>
        </text:list-item>
        <text:list-item>
          <text:p text:style-name="P51"><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2"><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3"><text:span text:style-name="Código">property</text:span> (required): Usually the <text:s/>name of a model property, although it also can be the name of a property of the view itself.</text:p>
        </text:list-item>
        <text:list-item>
          <text:p text:style-name="P53"><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3"><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3"><text:span text:style-name="Código">label-format</text:span> (optional): Format to display the label of this property.</text:p>
        </text:list-item>
        <text:list-item>
          <text:p text:style-name="P53"><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3"><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3"><text:span text:style-name="Código">on-change </text:span>(one, optional): Action to execute when the value of this property changes.</text:p>
        </text:list-item>
        <text:list-item>
          <text:p text:style-name="P53"><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4"><text:span text:style-name="Código">reference</text:span> (required): Name of the reference to refine its presentation.</text:p>
        </text:list-item>
        <text:list-item>
          <text:p text:style-name="P54"><text:span text:style-name="Código">view</text:span> (optional): If you omit this attribute, then the default view of the referenced object is used. With this attribute you can indicate that it uses another view.</text:p>
        </text:list-item>
        <text:list-item>
          <text:p text:style-name="P54"><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4"><text:span text:style-name="Código">frame</text:span> (optional): If the reference is displayed inside a frame. The default value is <text:span text:style-name="Código">true</text:span>.</text:p>
        </text:list-item>
        <text:list-item>
          <text:p text:style-name="P54"><text:span text:style-name="Código">create</text:span> (optional): If the final user can create new objects of the referenced type from here. The default value is <text:span text:style-name="Código">true</text:span>.</text:p>
        </text:list-item>
        <text:list-item>
          <text:p text:style-name="P54"><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4"><text:span text:style-name="Código">search</text:span> (optional): If the user will have a link to make searches with a list, filters, etc. The default value is <text:span text:style-name="Código">true</text:span>.</text:p>
        </text:list-item>
        <text:list-item>
          <text:p text:style-name="P54"><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4"><text:span text:style-name="Código">search-action</text:span> (one, optional): Allows you to specify your own action for searching.</text:p>
        </text:list-item>
        <text:list-item>
          <text:p text:style-name="P54"><text:span text:style-name="Código">descriptions-list</text:span>: Display the data as a list of descriptions, typically as a combo. Useful when there are few elements of the referenced object.</text:p>
        </text:list-item>
        <text:list-item>
          <text:p text:style-name="P54"><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5"><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6">&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6">--&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7">/&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Código"><text:span text:style-name="T11"><text:tab/></text:span><text:span text:style-name="T8">&lt;</text:span><text:span text:style-name="T9">edit-action </text:span><text:span text:style-name="T11">... </text:span><text:span text:style-name="T8">/&gt;</text:span><text:span text:style-name="T11"><text:tab/><text:tab/><text:tab/> (9)</text:span></text:p>
      <text:p text:style-name="Código"><text:span text:style-name="T11"><text:tab/></text:span><text:span text:style-name="T8">&lt;</text:span><text:span text:style-name="T9">view-action </text:span><text:span text:style-name="T11">... </text:span><text:span text:style-name="T8">/&gt;</text:span><text:span text:style-name="T11"><text:tab/><text:tab/><text:tab/>(10) </text:span></text:p>
      <text:p text:style-name="P27"><text:tab/><text:span text:style-name="T8">&lt;new</text:span><text:span text:style-name="T9">-action </text:span>... <text:span text:style-name="T8">/&gt;</text:span><text:tab/><text:tab/><text:tab/>(11) new in v2.0.2</text:p>
      <text:p text:style-name="P27"><text:tab/><text:span text:style-name="T8">&lt;save</text:span><text:span text:style-name="T9">-action </text:span>... <text:span text:style-name="T8">/&gt;</text:span><text:tab/><text:tab/><text:tab/>(12) new in v2.0.2</text:p>
      <text:p text:style-name="P27"><text:tab/><text:span text:style-name="T8">&lt;hide-detail-</text:span><text:span text:style-name="T9">action </text:span>... <text:span text:style-name="T8">/&gt;</text:span><text:tab/>(13) new in v2.0.2</text:p>
      <text:p text:style-name="P27"><text:span text:style-name="T8"><text:tab/>&lt;remove</text:span><text:span text:style-name="T9">-action </text:span>... <text:span text:style-name="T8">/&gt;</text:span><text:tab/><text:tab/>(14) new in v2.0.2</text:p>
      <text:p text:style-name="P27"><text:tab/><text:span text:style-name="T8">&lt;remove</text:span><text:span text:style-name="T9">-selected-action </text:span>... <text:span text:style-name="T8">/&gt;</text:span><text:tab/>(15) new in v2.1</text:p>
      <text:p text:style-name="Código"><text:span text:style-name="T11"><text:tab/></text:span><text:span text:style-name="T8">&lt;</text:span><text:span text:style-name="T9">list-action </text:span><text:span text:style-name="T11">... </text:span><text:span text:style-name="T8">/&gt;</text:span><text:span text:style-name="T11"> ...<text:tab/><text:tab/>(16)</text:span></text:p>
      <text:p text:style-name="Código"><text:span text:style-name="T11"><text:tab/></text:span><text:span text:style-name="T8">&lt;</text:span><text:span text:style-name="T9">detail-action </text:span><text:span text:style-name="T11">... </text:span><text:span text:style-name="T8">/&gt;</text:span><text:span text:style-name="T11"> ...<text:tab/><text:tab/>(17)</text:span></text:p>
      <text:p text:style-name="Código"><text:span text:style-name="T18">&lt;/</text:span><text:span text:style-name="T19">collection-view</text:span><text:span text:style-name="T18">&gt;</text:span></text:p>
      <text:list text:style-name="L33">
        <text:list-item>
          <text:p text:style-name="P59"><text:span text:style-name="Código">collection</text:span> (required): The look of the collection with this name will be customized.</text:p>
        </text:list-item>
        <text:list-item>
          <text:p text:style-name="P59"><text:span text:style-name="Código">view</text:span> (optional): The view of the referenced object (each collection element) which is used to display the detail. By default the default view is used.</text:p>
        </text:list-item>
        <text:list-item>
          <text:p text:style-name="P59"><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59"><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59"><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59"><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59"><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59"><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59"><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59"><text:span text:style-name="Código">view-action</text:span> (one, optional): Allows you to define your custom action to view a collection element. This is the action showed in each row, if the collection is read only.</text:p>
        </text:list-item>
        <text:list-item>
          <text:p text:style-name="P59"><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59"><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59"><text:span text:style-name="Código">hide-detail-action</text:span> (one, optional): <text:span text:style-name="T1">(new in v2.0.2)</text:span> Allows you to define your custom action to hide the detail view. This is the action executed on click in 'Close' link.</text:p>
        </text:list-item>
        <text:list-item>
          <text:p text:style-name="P59"><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59"><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59"><text:span text:style-name="Código">list-action</text:span> (several, optional): To add actions in list mode; usually actions which scope is the entire collection.</text:p>
        </text:list-item>
        <text:list-item>
          <text:p text:style-name="P59"><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18">&lt;/</text:span><text:span text:style-name="T19">collection-view</text:span><text:span text:style-name="T18">&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0"><text:span text:style-name="Código">url</text:span> (required): URL of JSP fragment that implements editor.</text:p>
        </text:list-item>
        <text:list-item>
          <text:p text:style-name="P60"><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0"><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0"><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0"><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0"><text:span text:style-name="Código">property</text:span> (several, optional): Set values in the editor; this way you can configure your editor and use it several times in different cases.</text:p>
        </text:list-item>
        <text:list-item>
          <text:p text:style-name="P60"><text:span text:style-name="Código">formatter</text:span> (one, optional): Java class to define the conversion from Java to HTML and from HTML to Java.</text:p>
        </text:list-item>
        <text:list-item>
          <text:p text:style-name="P60"><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1"><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1"><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1"><text:span text:style-name="Código">descriptionProperty</text:span> or <text:span text:style-name="Código">descriptionProperties</text:span>: Property or list of properties to show in combo.</text:p>
        </text:list-item>
        <text:list-item>
          <text:p text:style-name="P61"><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1"><text:span text:style-name="Código">readOnlyAsLabel</text:span>: When it is read only, then it is rendered as label. The default is <text:span text:style-name="Código">false</text:span>.</text:p>
        </text:list-item>
        <text:list-item>
          <text:p text:style-name="P61"><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1"><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1"><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1"><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2">Filter by any columns or a combination of them.</text:p>
        </text:list-item>
        <text:list-item>
          <text:p text:style-name="P62">Order by any column with a single click.</text:p>
        </text:list-item>
        <text:list-item>
          <text:p text:style-name="P62">Display data by pages, and therefore the user can work efficiently with millions of records.</text:p>
        </text:list-item>
        <text:list-item>
          <text:p text:style-name="P62">Customize the list: add, remove and change the column order (with the little pencil in the left top corner). This customizations are remembered by user.</text:p>
        </text:list-item>
        <text:list-item>
          <text:p text:style-name="P62">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3"><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3"><text:span text:style-name="Código">filter</text:span> (one, optional): Allows to define programmatically some logic to apply to the values entered by user when he filters the list data.</text:p>
        </text:list-item>
        <text:list-item>
          <text:p text:style-name="P63"><text:span text:style-name="Código">row-style</text:span> (several, optional): A simple way to specify a different visual style for some rows. Normally to emphasize rows that fulfill certain condition.</text:p>
        </text:list-item>
        <text:list-item>
          <text:p text:style-name="P63"><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3"><text:span text:style-name="Código">base-condition</text:span> (one, optional): Condition to be fulfilled by the displayed data. It's added to the user condition if needed.</text:p>
        </text:list-item>
        <text:list-item>
          <text:p text:style-name="P63"><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18">&lt;/</text:span><text:span text:style-name="T19">tab</text:span><text:span text:style-name="T1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4">Hibernate 3.x.</text:p>
        </text:list-item>
      </text:list>
      <text:list text:style-name="L39">
        <text:list-item>
          <text:p text:style-name="P65">EntityBeans CMP 2 of JBoss 3.2.x y 4.0.x.</text:p>
        </text:list-item>
        <text:list-item>
          <text:p text:style-name="P65">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6"><text:span text:style-name="Código">table</text:span> (required): Maps this table to the main entity of component.</text:p>
        </text:list-item>
        <text:list-item>
          <text:p text:style-name="P66"><text:span text:style-name="Código">property-mapping</text:span> (several, optional): Maps a property to a column in the database table.</text:p>
        </text:list-item>
        <text:list-item>
          <text:p text:style-name="P66"><text:span text:style-name="Código">reference-mapping</text:span> (several, optional): Maps a reference to one or more columns in the database table.</text:p>
        </text:list-item>
        <text:list-item>
          <text:p text:style-name="P66"><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7"><text:span text:style-name="Código">property</text:span> (required): Name of a property defined in the model part.</text:p>
        </text:list-item>
        <text:list-item>
          <text:p text:style-name="P67"><text:span text:style-name="Código">column</text:span> (required): Name of a table column.</text:p>
        </text:list-item>
        <text:list-item>
          <text:p text:style-name="P67"><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7"><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8"><text:span text:style-name="Código">reference</text:span> (required): The reference to map.</text:p>
        </text:list-item>
        <text:list-item>
          <text:p text:style-name="P68"><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42"><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69"><text:span text:style-name="Código">property</text:span> (required): Name of the property to map.</text:p>
        </text:list-item>
        <text:list-item>
          <text:p text:style-name="P69"><text:span text:style-name="Código">converter</text:span> (one, required): Implements the logic to convert from Java to the database and vice versa. Must implement <text:span text:style-name="Código">IMultipleConverter</text:span>.</text:p>
        </text:list-item>
        <text:list-item>
          <text:p text:style-name="P69"><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0">Provides great flexibility when mapping with legacy database.</text:p>
        </text:list-item>
        <text:list-item>
          <text:p text:style-name="P70">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1"><text:span text:style-name="Código">env-var</text:span> (several, optional): Variable that contains configuration information. This variable can be accessed from the actions and filters, and its value can be overwritten in each module.</text:p>
        </text:list-item>
        <text:list-item>
          <text:p text:style-name="P71"><text:span text:style-name="Código">object</text:span> (several, optional): Defines Java object with session scope; that is objects that are created for an user and exist during his session.</text:p>
        </text:list-item>
        <text:list-item>
          <text:p text:style-name="P71"><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2"><text:span text:style-name="Código">name</text:span> (required): Name of the environment variable in uppercase and using underscore to separate words.</text:p>
        </text:list-item>
        <text:list-item>
          <text:p text:style-name="P72"><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3"><text:tab/><text:span text:style-name="T10">scope</text:span><text:span text:style-name="T11">=</text:span>"module|global"<text:tab/><text:tab/><text:span text:style-name="T11">(4)<text:tab/>new in v2.1</text:span></text:p>
      <text:p text:style-name="P28">/&gt;</text:p>
      <text:list text:style-name="L47">
        <text:list-item>
          <text:p text:style-name="P74"><text:span text:style-name="Código">name</text:span> (required): Name of the object, usually you use the application name as prefix to avoid name collision in large projects.</text:p>
        </text:list-item>
        <text:list-item>
          <text:p text:style-name="P74"><text:span text:style-name="Código">class</text:span> (required): Full qualified Java class for this object.</text:p>
        </text:list-item>
        <text:list-item>
          <text:p text:style-name="P74"><text:span text:style-name="Código">value</text:span> (optional): Initial value for the object.</text:p>
        </text:list-item>
        <text:list-item>
          <text:p text:style-name="P74"><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5"><text:span text:style-name="Código">name</text:span> (required): Name of the controller.</text:p>
        </text:list-item>
        <text:list-item>
          <text:p text:style-name="P75"><text:span text:style-name="Código">extends</text:span> (several, optional): Allows to use multiple inheritance, to do this the controller inherits all actions from other controller(s).</text:p>
        </text:list-item>
        <text:list-item>
          <text:p text:style-name="P75"><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6"><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6"><text:span text:style-name="Código">label</text:span> (optional): Button label or link text. It's <text:span text:style-name="T2">much better</text:span> to use <text:span text:style-name="Archivo_2f_Directorio">i18n</text:span> files.</text:p>
        </text:list-item>
        <text:list-item>
          <text:p text:style-name="P76"><text:span text:style-name="Código">description</text:span> (optional): Description text of the action. It's <text:span text:style-name="T2">much better</text:span> to use <text:span text:style-name="Archivo_2f_Directorio">i18n</text:span> files.</text:p>
        </text:list-item>
        <text:list-item>
          <text:p text:style-name="P76"><text:span text:style-name="Código">mode</text:span> (optional): Indicates in which mode the action has to be visible. The default value is <text:span text:style-name="Código">ALL</text:span>, that means that this action is always visible.</text:p>
        </text:list-item>
        <text:list-item>
          <text:p text:style-name="P76"><text:span text:style-name="Código">image</text:span> (optional): URL of the image associated with this action. In the current implementation if you specify an image, it is shown to user in link format.</text:p>
        </text:list-item>
        <text:list-item>
          <text:p text:style-name="P76"><text:span text:style-name="Código">class</text:span> (optional): Implements the logic to execute. Must implement <text:span text:style-name="Código">IAction</text:span> interface.</text:p>
        </text:list-item>
        <text:list-item>
          <text:p text:style-name="P76"><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6"><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6"><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6"><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6"><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6"><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6"><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6"><text:span text:style-name="Código">set</text:span> (several, optional): Sets a value of action properties. Thus the same action class can be configured in different ways and it can be used in several controllers.</text:p>
        </text:list-item>
        <text:list-item>
          <text:p text:style-name="P76"><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7"><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78"/>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79"><text:span text:style-name="Código">CRUD.searchByViewKey</text:span>: This is the default one. It does a search using the key values in the view, it executes no event.</text:p>
        </text:list-item>
        <text:list-item>
          <text:p text:style-name="P79"><text:span text:style-name="Código">CRUD.searchExecutingOnChange</text:span>: Works as <text:span text:style-name="Código">searchByViewKey</text:span> but it executes the <text:span text:style-name="Código">on-change</text:span> actions after search data.</text:p>
        </text:list-item>
        <text:list-item>
          <text:p text:style-name="P79"><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0">Gets the key of the object associated to the clicked row (4), to do this it uses the <text:span text:style-name="Código">tab</text:span> of the current module.</text:p>
        </text:list-item>
        <text:list-item>
          <text:p text:style-name="P80">Accesses to the <text:span text:style-name="Código">tab</text:span> of the target module using <text:span text:style-name="Código">context</text:span> (5).</text:p>
        </text:list-item>
        <text:list-item>
          <text:p text:style-name="P80">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1"><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1"><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1"><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2"><text:span text:style-name="Código">IAction</text:span>: Basic interface to be implemented by all actions.</text:p>
        </text:list-item>
        <text:list-item>
          <text:p text:style-name="P82"><text:span text:style-name="Código">IChainAction</text:span>: Allows you to chain actions, that is when the execution of the action finishes, then the next action is executed immediately.</text:p>
        </text:list-item>
        <text:list-item>
          <text:p text:style-name="P82"><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2"><text:span text:style-name="Código">IChangeControllersAction</text:span>: To change the controller (the actions) available to user. </text:p>
        </text:list-item>
        <text:list-item>
          <text:p text:style-name="P82"><text:span text:style-name="Código">IChangeModeAction</text:span>: To change the mode, from list to detail or vice versa.</text:p>
        </text:list-item>
        <text:list-item>
          <text:p text:style-name="P82"><text:span text:style-name="Código">IChangeModuleAction</text:span>: To change the module.</text:p>
        </text:list-item>
        <text:list-item>
          <text:p text:style-name="P82"><text:span text:style-name="Código">ICustomViewAction</text:span>: To use as view your custom JSP.</text:p>
        </text:list-item>
        <text:list-item>
          <text:p text:style-name="P82"><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2"><text:span text:style-name="Código">IHideActionAction, IHideActionsAction</text:span>: Allows to hide an action or a group of actions in the User Interface. <text:span text:style-name="T1">(new in v2.0)</text:span></text:p>
        </text:list-item>
        <text:list-item>
          <text:p text:style-name="P82"><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2"><text:span text:style-name="Código">ILoadFileAction</text:span>: Navigates to a view that allows the final user to load a file.</text:p>
        </text:list-item>
        <text:list-item>
          <text:p text:style-name="P82"><text:span text:style-name="Código">IModelAction</text:span>: An action that receives the model name.</text:p>
        </text:list-item>
        <text:list-item>
          <text:p text:style-name="P82"><text:span text:style-name="Código">IModuleContextAction</text:span>: Gets a <text:span text:style-name="Código">ModuleContext</text:span> in order to access the session objects of other modules.</text:p>
        </text:list-item>
        <text:list-item>
          <text:p text:style-name="P82"><text:span text:style-name="Código">INavigationAction</text:span>: <text:s/>Extends from <text:span text:style-name="Código">IChangeControllersAction</text:span> and <text:span text:style-name="Código">ICustomViewAction</text:span>.</text:p>
        </text:list-item>
        <text:list-item>
          <text:p text:style-name="P82"><text:span text:style-name="Código">IOnChangePropertyAction</text:span>: This interface must be implemented by the actions that react to the value change event in the user interface.</text:p>
        </text:list-item>
        <text:list-item>
          <text:p text:style-name="P82"><text:span text:style-name="Código">IProcessLoadedFileAction</text:span>: Processes a list of files uploaded from client to server.</text:p>
        </text:list-item>
        <text:list-item>
          <text:p text:style-name="P82"><text:span text:style-name="Código">IRemoteAction</text:span>: Useful when you use EJB2. Well used it can be a good substitute for a SessionBean. </text:p>
        </text:list-item>
        <text:list-item>
          <text:p text:style-name="P82"><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2"><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
      <text:p text:style-name="Código"><text:span text:style-name="T11"><text:tab/></text:span><text:span text:style-name="T8">&lt;</text:span><text:span text:style-name="T9">module </text:span><text:span text:style-name="T11">... </text:span><text:span text:style-name="T8">/&gt;</text:span><text:span text:style-name="T11"> ...<text:tab/><text:tab/><text:tab/>(3)</text:span></text:p>
      <text:p text:style-name="Código"><text:span text:style-name="T18">&lt;/</text:span><text:span text:style-name="T19">application</text:span><text:span text:style-name="T18">&gt;</text:span></text:p>
      <text:p text:style-name="P55"><text:tab/></text:p>
      <text:list text:style-name="L54">
        <text:list-item>
          <text:p text:style-name="P83"><text:span text:style-name="Código">name</text:span> (required): Name of the application.</text:p>
        </text:list-item>
        <text:list-item>
          <text:p text:style-name="P83"><text:span text:style-name="Código">label</text:span> (optional): It's <text:span text:style-name="T2">much better</text:span> to use <text:span text:style-name="Archivo_2f_Directorio">i18n</text:span> files.</text:p>
        </text:list-item>
        <text:list-item>
          <text:p text:style-name="P83"><text:span text:style-name="Código">module</text:span> (several, required):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18">&lt;/</text:span><text:span text:style-name="T19">module</text:span><text:span text:style-name="T18">&gt;</text:span></text:p>
      <text:list text:style-name="L55">
        <text:list-item>
          <text:p text:style-name="P84"><text:span text:style-name="Código">name</text:span> (required): Unique identifier of the module within this application.</text:p>
        </text:list-item>
        <text:list-item>
          <text:p text:style-name="P84"><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4"><text:span text:style-name="Código">label</text:span> (optional): Short name to be shown to the user. It's <text:span text:style-name="T2">much better</text:span> to use <text:span text:style-name="T7">i18n</text:span> files.</text:p>
        </text:list-item>
        <text:list-item>
          <text:p text:style-name="P84"><text:span text:style-name="Código">description</text:span> (optional): Long description to be shown to the user. It's <text:span text:style-name="T2">much better</text:span> to use <text:span text:style-name="T7">i18n</text:span> files.</text:p>
        </text:list-item>
        <text:list-item>
          <text:p text:style-name="P84"><text:span text:style-name="Código">env-var</text:span> (several, optional): Allows you to define variables with a value that can be accessed by actions. Thus you can have actions configurable by module.</text:p>
        </text:list-item>
        <text:list-item>
          <text:p text:style-name="P84"><text:span text:style-name="Código">model</text:span> (one, optional): Name of the component used in this module. If you leave it blank, then it is required to set the value to <text:span text:style-name="Código">web-view</text:span>.</text:p>
        </text:list-item>
        <text:list-item>
          <text:p text:style-name="P84"><text:span text:style-name="Código">view</text:span> (one, optional): The view used to display the detail. If you leave it blank, then the default view will be used.</text:p>
        </text:list-item>
        <text:list-item>
          <text:p text:style-name="P84"><text:span text:style-name="Código">web-view</text:span> (one, optional): Allows you to define a JSP page to be used as a view.</text:p>
        </text:list-item>
        <text:list-item>
          <text:p text:style-name="P84"><text:span text:style-name="Código">tab</text:span> (one, optional): The tab used in list mode. If you do not specify it, then the default tab will be used.</text:p>
        </text:list-item>
        <text:list-item>
          <text:p text:style-name="P84"><text:span text:style-name="Código">controller</text:span> (several, optional): Controllers with the available actions used initially.</text:p>
        </text:list-item>
        <text:list-item>
          <text:p text:style-name="P84"><text:span text:style-name="Código">mode-controller</text:span> (one, optional): Allows to define the behavior to switch from detail to list mode and vice versa, as well as to define a module without detail and view (with no modes).</text:p>
        </text:list-item>
        <text:list-item>
          <text:p text:style-name="P84"><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s"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s"</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text:tab/>...</text:p>
      <text:p text:style-name="Código"><text:span text:style-name="T18">&lt;/</text:span><text:span text:style-name="T19">application</text:span><text:span text:style-name="T18">&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s</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s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18">&lt;/</text:span><text:span text:style-name="T19">module</text:span><text:span text:style-name="T18">&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ies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s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5"/>
      <text:list text:style-name="L56">
        <text:list-item>
          <text:p text:style-name="P85"><text:span text:style-name="Código">aspect</text:span> (several, optional): To define aspects.</text:p>
        </text:list-item>
        <text:list-item>
          <text:p text:style-name="P85"><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7">
        <text:list-item>
          <text:p text:style-name="P86"><text:span text:style-name="Código">name</text:span> (required): Name for this aspect. It must be unique.</text:p>
        </text:list-item>
        <text:list-item>
          <text:p text:style-name="P86"><text:span text:style-name="Código">postcreate-calculator</text:span> (several, optional): All model with this aspect will have this <text:span text:style-name="Código">postcreate-calculator</text:span> implicitly.</text:p>
        </text:list-item>
        <text:list-item>
          <text:p text:style-name="P86"><text:span text:style-name="Código">postload-calculator</text:span> (several, optional): All model with this aspect will have this <text:span text:style-name="Código">postload-calculator</text:span> implicitly.</text:p>
        </text:list-item>
        <text:list-item>
          <text:p text:style-name="P86"><text:span text:style-name="Código">postmodify-calculator</text:span> (several, optional): All model with this aspect will have this <text:span text:style-name="Código">postmodify-calculator</text:span> implicitly.</text:p>
        </text:list-item>
        <text:list-item>
          <text:p text:style-name="P86"><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7">/&gt;</text:p>
      <text:list text:style-name="L58">
        <text:list-item>
          <text:p text:style-name="P87"><text:span text:style-name="Código">aspect</text:span> (required): The name of the aspect that you want to apply.</text:p>
        </text:list-item>
        <text:list-item>
          <text:p text:style-name="P87"><text:span text:style-name="Código">for-models</text:span> (optional): A comma separated list of models to which the aspect is applied to. It's mutually exclusive with <text:span text:style-name="Código">except-for-models</text:span> attribute.</text:p>
        </text:list-item>
        <text:list-item>
          <text:p text:style-name="P87"><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88"/>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59">
        <text:list-item>
          <text:p text:style-name="P89">Add <text:span text:style-name="Archivo_2f_Directorio">AccessTracking</text:span> as referenced project.</text:p>
        </text:list-item>
        <text:list-item>
          <text:p text:style-name="P90">Create the table in your database to store the tracking of accesses. You can find the CREATE TABLEs in <text:span text:style-name="Archivo_2f_Directorio">AccessTracking/data/access-tracking-db.script</text:span> file.</text:p>
        </text:list-item>
        <text:list-item>
          <text:p text:style-name="P90">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0">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0">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42"><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0">
        <text:list-item>
          <text:list>
            <text:list-item>
              <text:list>
                <text:list-item>
                  <text:h text:style-name="P91" text:outline-level="3">Changing the default schema in runtime <text:span text:style-name="T1">(new in v2.1.2)</text:span></text:h>
                </text:list-item>
              </text:list>
            </text:list-item>
          </text:list>
        </text:list-item>
      </text:list>
      <text:p text:style-name="P92">Using JPA it's possible to change the default schema in runtime. This allows you to map a component to a table without schema, and change the schema programmatically.</text:p>
      <text:p text:style-name="P92">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2">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site.</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3"><text:tab/><text:span text:style-name="T10">editable</text:span><text:span text:style-name="T11">=</text:span>"true|false"<text:tab/><text:tab/><text:tab/><text:span text:style-name="T11">(2) new in v2.0.1</text:span></text:p>
      <text:p text:style-name="P73"><text:tab/><text:span text:style-name="T10">throwPropertyChanged</text:span><text:span text:style-name="T11">=</text:span>"true|false"<text:tab/><text:span text:style-name="T11">(3) new in v2.0.1</text:span></text:p>
      <text:p text:style-name="P28">/&gt;</text:p>
      <text:list text:style-name="L61">
        <text:list-item>
          <text:p text:style-name="P93"><text:span text:style-name="Código">property</text:span> (required): <text:s/>It's the property of the model associated with the current module</text:p>
        </text:list-item>
        <text:list-item>
          <text:p text:style-name="P93"><text:span text:style-name="Código">editable</text:span> (optional): <text:span text:style-name="T1">New in v2.0.1.</text:span> Forces to this editor to be editable, otherwise the appropriate default value is assumed.</text:p>
        </text:list-item>
        <text:list-item>
          <text:p text:style-name="P93"><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2">
        <text:list-item>
          <text:p text:style-name="P94"><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list text:style-name="L63">
        <text:list-item>
          <text:h text:style-name="P95"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list-item>
              <text:h text:style-name="P96" text:outline-level="2">New in 2.2</text:h>
            </text:list-item>
          </text:list>
        </text:list-item>
      </text:list>
      <text:list text:style-name="L64">
        <text:list-item>
          <text:p text:style-name="P97">Collection of entities behavior improved: Section 4.4</text:p>
        </text:list-item>
        <text:list-item>
          <text:p text:style-name="P97">New action <text:span text:style-name="Código">IChainActionWithArgv</text:span>: Section 7.14</text:p>
        </text:list-item>
      </text:list>
      <text:list text:style-name="L63" text:continue-numbering="true">
        <text:list-item>
          <text:list text:continue-numbering="true">
            <text:list-item>
              <text:h text:style-name="P96" text:outline-level="2">New in 2.1.5</text:h>
            </text:list-item>
          </text:list>
        </text:list-item>
      </text:list>
      <text:list text:style-name="L65">
        <text:list-item>
          <text:p text:style-name="P98">New stereotype IMAGE_LABEL, ETIQUETA_IMAGEN: Section 3.8.1</text:p>
        </text:list-item>
      </text:list>
      <text:list text:style-name="L63" text:continue-numbering="true">
        <text:list-item>
          <text:list text:continue-numbering="true">
            <text:list-item>
              <text:h text:style-name="P96" text:outline-level="2">New in 2.1.4</text:h>
            </text:list-item>
          </text:list>
        </text:list-item>
      </text:list>
      <text:list text:style-name="L64">
        <text:list-item text:start-value="1">
          <text:p text:style-name="P97">Check box is always present in all collections: Section 4.4.2</text:p>
        </text:list-item>
        <text:list-item>
          <text:p text:style-name="P97">It's possible to use actions for list mode as list actions for a collection: Sections 4.4.2 and 7.5</text:p>
        </text:list-item>
        <text:list-item>
          <text:p text:style-name="P97">Controller for defining default list actions for collections: Section 4.4.3</text:p>
        </text:list-item>
        <text:list-item>
          <text:p text:style-name="P97">It's not needed to include a <text:span text:style-name="Código">&lt;use-object/&gt;</text:span> for <text:span text:style-name="Código">xava_</text:span><text:span text:style-name="T34">tab</text:span><text:span text:style-name="T35"> </text:span>in list mode actions: Section 7.5</text:p>
        </text:list-item>
        <text:list-item>
          <text:p text:style-name="P97">New class <text:span text:style-name="Código">TabBaseAction</text:span> for creating list actions: Section 7.5</text:p>
        </text:list-item>
      </text:list>
      <text:list text:style-name="L63" text:continue-numbering="true">
        <text:list-item>
          <text:list text:continue-numbering="true">
            <text:list-item>
              <text:h text:style-name="P96" text:outline-level="2">New in 2.1.3</text:h>
            </text:list-item>
          </text:list>
        </text:list-item>
      </text:list>
      <text:list text:style-name="L64">
        <text:list-item text:start-value="1">
          <text:p text:style-name="P97">Hidden keys properties are required by default: Section 3.8</text:p>
        </text:list-item>
        <text:list-item>
          <text:p text:style-name="P97">New attribute <text:span text:style-name="Código">editor</text:span> in <text:span text:style-name="Código">property-view</text:span> for choosing the editor to display/edit a property: Sections 4.2 and 4.2.4</text:p>
        </text:list-item>
        <text:list-item>
          <text:p text:style-name="P97">Transient component, only for creating views: <text:s/>Section 4.10</text:p>
        </text:list-item>
        <text:list-item>
          <text:p text:style-name="P97">Default mapping: Section 6.8</text:p>
        </text:list-item>
      </text:list>
      <text:list text:style-name="L63" text:continue-numbering="true">
        <text:list-item>
          <text:list text:continue-numbering="true">
            <text:list-item>
              <text:h text:style-name="P96" text:outline-level="2">New in 2.1.2</text:h>
            </text:list-item>
          </text:list>
        </text:list-item>
      </text:list>
      <text:list text:style-name="L66">
        <text:list-item>
          <text:p text:style-name="P99">New attribute <text:span text:style-name="Código">on-each-request</text:span> for <text:span text:style-name="Código">action</text:span> element in <text:span text:style-name="Archivo_2f_Directorio">controllers.xml</text:span>: Section 7.3</text:p>
        </text:list-item>
        <text:list-item>
          <text:p text:style-name="P99">Changing the default schema in runtime: Section 10.3.1</text:p>
        </text:list-item>
      </text:list>
      <text:list text:style-name="L63" text:continue-numbering="true">
        <text:list-item>
          <text:list text:continue-numbering="true">
            <text:list-item>
              <text:h text:style-name="P96" text:outline-level="2">New in 2.1.1</text:h>
            </text:list-item>
          </text:list>
        </text:list-item>
      </text:list>
      <text:list text:style-name="L67">
        <text:list-item>
          <text:p text:style-name="P100">Explanation of implicit reference: Section 3.18.2</text:p>
        </text:list-item>
        <text:list-item>
          <text:p text:style-name="P100">Using reference to parent model key properties in a <text:span text:style-name="Código">from</text:span> attribute: Section 3.18.2</text:p>
        </text:list-item>
      </text:list>
      <text:list text:style-name="L63" text:continue-numbering="true">
        <text:list-item>
          <text:list text:continue-numbering="true">
            <text:list-item>
              <text:h text:style-name="P96" text:outline-level="2">New in 2.1</text:h>
            </text:list-item>
          </text:list>
        </text:list-item>
      </text:list>
      <text:list text:style-name="L68">
        <text:list-item>
          <text:p text:style-name="P101">EJB3 JPA as persistence engine.</text:p>
        </text:list-item>
        <text:list-item>
          <text:p text:style-name="P101">New action for overriding (<text:span text:style-name="Código">remove-selected-action</text:span>) in the <text:span text:style-name="Código">collection-view</text:span> element: Section 4.4</text:p>
        </text:list-item>
        <text:list-item>
          <text:p text:style-name="P101">The objects defined in controllers can have global scope: Section 7.2</text:p>
        </text:list-item>
      </text:list>
      <text:list text:style-name="L63" text:continue-numbering="true">
        <text:list-item>
          <text:list text:continue-numbering="true">
            <text:list-item>
              <text:h text:style-name="P96" text:outline-level="2">New in 2.0.4</text:h>
            </text:list-item>
          </text:list>
        </text:list-item>
      </text:list>
      <text:list text:style-name="L69">
        <text:list-item>
          <text:p text:style-name="P102">New <text:span text:style-name="Código">scale</text:span> attribute in the property definition: Section 3.8</text:p>
        </text:list-item>
        <text:list-item>
          <text:p text:style-name="P102">Referencing to a property of the parent from an aggregate used as simple reference is allowed: Section 3.8.4</text:p>
        </text:list-item>
        <text:list-item>
          <text:p text:style-name="P102">Attribute <text:span text:style-name="Código">aligned-by-columns</text:span> for groups and sections for allowing to align by columns (table style) its elements: Section 4.1.1</text:p>
        </text:list-item>
        <text:list-item>
          <text:p text:style-name="P102">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2">Custom modification action for references: Section 4.3.5</text:p>
        </text:list-item>
        <text:list-item>
          <text:p text:style-name="P102">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2">If XAVA_LIST_ACTION is set to empty string in module definition (application.xml) then no row action is show in list mode: Section 8.3</text:p>
        </text:list-item>
      </text:list>
      <text:list text:style-name="L63" text:continue-numbering="true">
        <text:list-item>
          <text:list text:continue-numbering="true">
            <text:list-item>
              <text:h text:style-name="P96" text:outline-level="2">New in 2.0.3</text:h>
            </text:list-item>
          </text:list>
        </text:list-item>
      </text:list>
      <text:list text:style-name="L70">
        <text:list-item>
          <text:p text:style-name="P103">Overriding default labels and messages of OpenXava is possible: Section 2.8</text:p>
        </text:list-item>
        <text:list-item>
          <text:p text:style-name="P103">New stereotype TEXTO_HTML, HTML_TEXT for rich text edition: Section 3.8.1 </text:p>
        </text:list-item>
        <text:list-item>
          <text:p text:style-name="P103">It's possible to define default validators for types or stereotypes: Section 3.8.7 </text:p>
        </text:list-item>
        <text:list-item>
          <text:p text:style-name="P103">The <text:span text:style-name="Código">maximum</text:span> attribute for <text:span text:style-name="Código">collection</text:span> elements allows limiting the maximum number of elements to be inserted by the user in the collection: Section 3.10 </text:p>
        </text:list-item>
        <text:list-item>
          <text:p text:style-name="P103">The actions associated to properties may be enabled always, using the new <text:span text:style-name="Código">always-enabled</text:span> attribute: Section 4.2.3 </text:p>
        </text:list-item>
        <text:list-item>
          <text:p text:style-name="P103">The <text:span text:style-name="Código">as-aggregate</text:span> attribute for <text:span text:style-name="Código">reference-view</text:span> element allows that a reference to an entity behaves as a reference to an aggregate: Section 4.3 </text:p>
        </text:list-item>
        <text:list-item>
          <text:p text:style-name="P103">To place actions in any part of a view is possible: Section 4.6 </text:p>
        </text:list-item>
        <text:list-item>
          <text:p text:style-name="P103">The method <text:span text:style-name="Código">getJRXML()</text:span> of <text:span text:style-name="Código">JasperReportBaseAction </text:span>supports absolute path for accessing to resources of file system: Section 7.10 </text:p>
        </text:list-item>
        <text:list-item>
          <text:p text:style-name="P103">Overriding default controllers is allowed: Section 7.12 </text:p>
        </text:list-item>
        <text:list-item>
          <text:p text:style-name="P103">The <text:span text:style-name="Código">&lt;xava:message/&gt;</text:span> and <text:span text:style-name="Código">&lt;xava:descriptionsList/&gt;</text:span> taglibs added: Sections 10.3.4 and 10.3.5</text:p>
        </text:list-item>
      </text:list>
      <text:list text:style-name="L63" text:continue-numbering="true">
        <text:list-item>
          <text:list text:continue-numbering="true">
            <text:list-item>
              <text:h text:style-name="P96" text:outline-level="2">New in 2.0.2</text:h>
            </text:list-item>
          </text:list>
        </text:list-item>
      </text:list>
      <text:list text:style-name="L71">
        <text:list-item>
          <text:p text:style-name="P104">New stereotype <text:s/>ZEROS_FILLED/RELLENADO_CON_CEROS: Section 3.8.1</text:p>
        </text:list-item>
        <text:list-item>
          <text:p text:style-name="P104"><text:span text:style-name="Código">IdentityCalculator</text:span> for database <text:span text:style-name="T1">identity</text:span> automatic id generation: Section 3.8.5</text:p>
        </text:list-item>
      </text:list>
      <text:list text:style-name="L72">
        <text:list-item>
          <text:p text:style-name="P105">New action type <text:span text:style-name="Código">IPropertyAction</text:span> that can be used for an action associated to a property (in the view), this action will receive the name of the property: Section 4.2.3</text:p>
        </text:list-item>
        <text:list-item>
          <text:p text:style-name="P105">The <text:span text:style-name="Código">as-aggregate</text:span> attribute for <text:span text:style-name="Código">collection-view</text:span> element allows that an collection of entities behaves as a collection of aggregates: Section 4.4</text:p>
        </text:list-item>
        <text:list-item>
          <text:p text:style-name="P105">Now you can add and remove programmatically detail and list actions to a collection view: Section 4.4.3</text:p>
        </text:list-item>
        <text:list-item>
          <text:p text:style-name="P105">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3" text:continue-numbering="true">
        <text:list-item>
          <text:list text:continue-numbering="true">
            <text:list-item>
              <text:h text:style-name="P96" text:outline-level="2">New in 2.0.1</text:h>
            </text:list-item>
          </text:list>
        </text:list-item>
      </text:list>
      <text:list text:style-name="L73">
        <text:list-item>
          <text:p text:style-name="P106"><text:span text:style-name="Código">SequenceCalculator</text:span> for database <text:span text:style-name="T1">sequence</text:span> automatic id generation: Section 3.8.5</text:p>
        </text:list-item>
        <text:list-item>
          <text:p text:style-name="P106">Arbitrary actions are allowed in <text:span text:style-name="Código">&lt;reference-view/&gt;</text:span>: Section 4.3</text:p>
        </text:list-item>
        <text:list-item>
          <text:p text:style-name="P106">Keystrokes support for the actions: Section 7.2</text:p>
        </text:list-item>
        <text:list-item>
          <text:p text:style-name="P106"><text:span text:style-name="Código">&lt;xava:editor/&gt;</text:span> supports qualified properties: Section 10.3</text:p>
        </text:list-item>
      </text:list>
      <text:list text:style-name="L63" text:continue-numbering="true">
        <text:list-item>
          <text:list text:continue-numbering="true">
            <text:list-item>
              <text:h text:style-name="P96" text:outline-level="2">New in 2.0</text:h>
            </text:list-item>
          </text:list>
        </text:list-item>
      </text:list>
      <text:list text:style-name="L2">
        <text:list-item>
          <text:p text:style-name="P11">Model layer now is generated in POJO (Plain Old Java Object) format.</text:p>
        </text:list-item>
        <text:list-item>
          <text:p text:style-name="P11">Persistence is managed by Hibernate, this allows you deploy OpenXava applications in a simple Tomcat (or whatever servlet container you wish).</text:p>
        </text:list-item>
        <text:list-item>
          <text:p text:style-name="P11">IMAGE_GALLERY stereotype: Section 3.8.2</text:p>
        </text:list-item>
        <text:list-item>
          <text:p text:style-name="P11"><text:span text:style-name="Código">IModelCalculator</text:span> added, as better alternative for <text:span text:style-name="Código">IEntityCalculator</text:span>: Section, 3.8.4</text:p>
        </text:list-item>
        <text:list-item>
          <text:p text:style-name="P11">Nested sections are allowed in views: Section 4.1</text:p>
        </text:list-item>
        <text:list-item>
          <text:p text:style-name="P11">It's possible to access environment variables inside a filter: Section 5.2</text:p>
        </text:list-item>
        <text:list-item>
          <text:p text:style-name="P11"><text:span text:style-name="Código">cmp-type</text:span> allowed for reference mapping: Section 6.3</text:p>
        </text:list-item>
        <text:list-item>
          <text:p text:style-name="P11">It's possible to hide and to show actions in the User Interface: Section 7.12</text:p>
        </text:list-item>
        <text:list-item>
          <text:p text:style-name="P11">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1 – Reference Guide</text:span><text:tab/><text:tab/><text:span text:style-name="T2">Page </text:span><text:span text:style-name="T2"><text:page-number text:select-page="current">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08-07T19:29:03</dc:date>
    <meta:print-date>2005-05-27T19:34:41</meta:print-date>
    <dc:language>en-US</dc:language>
    <meta:editing-cycles>2412</meta:editing-cycles>
    <meta:editing-duration>P15DT17H3M0S</meta:editing-duration>
    <meta:user-defined meta:name="Info 1"/>
    <meta:user-defined meta:name="Info 2"/>
    <meta:user-defined meta:name="Info 3"/>
    <meta:user-defined meta:name="Info 4"/>
    <meta:document-statistic meta:table-count="0" meta:image-count="38" meta:object-count="0" meta:page-count="162" meta:paragraph-count="4265" meta:word-count="35928" meta:character-count="247219"/>
  </office:meta>
</office:document-meta>
</file>